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0.416cm" fo:min-width="0.761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96cm" fo:min-width="0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1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49cm" fo:min-width="1.75cm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cm" svg:height="1.999cm" draw:transform="skewX (0.0207694180987325) rotate (-1.5707963267949) translate (10.98cm 10.812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cm" svg:y1="11.27cm" svg:x2="8cm" svg:y2="11.27cm">
          <text:p/>
        </draw:line>
        <draw:line draw:style-name="gr2" draw:text-style-name="P2" draw:layer="layout" svg:x1="9cm" svg:y1="12.77cm" svg:x2="8cm" svg:y2="12.77cm">
          <text:p/>
        </draw:line>
        <draw:custom-shape draw:style-name="gr3" draw:text-style-name="P2" draw:layer="layout" svg:width="0.524cm" svg:height="0.546cm" draw:transform="skewX (-0.0183259571459405) rotate (-0.0190240888467381) translate (8.857cm 12.458cm)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94cm" svg:height="0.562cm" draw:transform="skewX (-0.0195476876223365) rotate (-0.0204203522483344) translate (8.988cm 10.976cm)">
          <text:p text:style-name="P3">+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12.02cm" svg:x2="13cm" svg:y2="12.02cm">
          <text:p/>
        </draw:line>
        <draw:custom-shape draw:style-name="gr1" draw:text-style-name="P1" draw:layer="layout" svg:width="2.52cm" svg:height="1.999cm" draw:transform="skewX (0.0207694180987325) rotate (-1.5707963267949) translate (10.98cm 10.79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cm" svg:y1="11.25cm" svg:x2="8cm" svg:y2="11.25cm">
          <text:p/>
        </draw:line>
        <draw:line draw:style-name="gr2" draw:text-style-name="P2" draw:layer="layout" svg:x1="9cm" svg:y1="12.75cm" svg:x2="8cm" svg:y2="12.75cm">
          <text:p/>
        </draw:line>
        <draw:custom-shape draw:style-name="gr3" draw:text-style-name="P2" draw:layer="layout" svg:width="0.524cm" svg:height="0.546cm" draw:transform="skewX (-0.0183259571459405) rotate (-0.0190240888467381) translate (8.857cm 12.438cm)">
          <text:p text:style-name="P3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94cm" svg:height="0.562cm" draw:transform="skewX (-0.0195476876223365) rotate (-0.0204203522483344) translate (8.988cm 10.956cm)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cm" svg:y1="12cm" svg:x2="13cm" svg:y2="12cm">
          <text:p/>
        </draw:line>
        <draw:line draw:style-name="gr2" draw:text-style-name="P2" draw:layer="layout" svg:x1="12cm" svg:y1="12cm" svg:x2="12cm" svg:y2="14cm">
          <text:p/>
        </draw:line>
        <draw:line draw:style-name="gr2" draw:text-style-name="P2" draw:layer="layout" svg:x1="8cm" svg:y1="12.75cm" svg:x2="8cm" svg:y2="14cm">
          <text:p/>
        </draw:line>
        <draw:line draw:style-name="gr2" draw:text-style-name="P2" draw:layer="layout" svg:x1="12cm" svg:y1="14cm" svg:x2="8cm" svg:y2="14cm">
          <text:p/>
        </draw:line>
        <draw:custom-shape draw:style-name="gr5" draw:text-style-name="P2" draw:layer="layout" svg:width="2.25cm" svg:height="0.999cm" svg:x="12.25cm" svg:y="11.001cm">
          <text:p text:style-name="P3">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5cm" svg:height="0.999cm" svg:x="6.25cm" svg:y="10.25cm">
          <text:p text:style-name="P3">in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7:29:14.649964838</meta:creation-date>
    <dc:date>2025-03-09T17:30:51.244281560</dc:date>
    <meta:editing-duration>PT1M37S</meta:editing-duration>
    <meta:editing-cycles>1</meta:editing-cycles>
    <meta:generator>LibreOffice/24.2.7.2$Linux_X86_64 LibreOffice_project/420$Build-2</meta:generator>
    <meta:document-statistic meta:object-count="17"/>
  </office:meta>
</office:document-meta>
</file>